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000000162204762CF.png" manifest:media-type="image/png"/>
  <manifest:file-entry manifest:full-path="Pictures/100000010000018B000002041119166C.png" manifest:media-type="image/png"/>
  <manifest:file-entry manifest:full-path="Pictures/1000000100000193000001812D60AC55.png" manifest:media-type="image/png"/>
  <manifest:file-entry manifest:full-path="Pictures/100000010000019600000133A9999873.png" manifest:media-type="image/png"/>
  <manifest:file-entry manifest:full-path="Pictures/10000001000001970000034FDA07BC63.png" manifest:media-type="image/png"/>
  <manifest:file-entry manifest:full-path="Pictures/10000001000003FF00000043D64290F3.png" manifest:media-type="image/png"/>
  <manifest:file-entry manifest:full-path="Pictures/1000000100000169000000D17E8D414B.png" manifest:media-type="image/png"/>
  <manifest:file-entry manifest:full-path="Pictures/1000000100000191000000FF35DAF219.png" manifest:media-type="image/png"/>
  <manifest:file-entry manifest:full-path="Pictures/100000010000018F000000D9DAA8F7FA.png" manifest:media-type="image/png"/>
  <manifest:file-entry manifest:full-path="Pictures/1000000100000162000000BEB468BE1B.png" manifest:media-type="image/png"/>
  <manifest:file-entry manifest:full-path="Pictures/100000010000018B000000DDC93A3FB0.png" manifest:media-type="image/png"/>
  <manifest:file-entry manifest:full-path="Pictures/100000010000015D000000C8ADC909EB.png" manifest:media-type="image/png"/>
  <manifest:file-entry manifest:full-path="Pictures/100000010000018E000000CF33660A60.png" manifest:media-type="image/png"/>
  <manifest:file-entry manifest:full-path="Pictures/10000001000001900000002C9577D50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459b" officeooo:paragraph-rsid="0006459b"/>
    </style:style>
    <style:style style:name="P2" style:family="paragraph" style:parent-style-name="Standard">
      <style:text-properties style:text-underline-style="solid" style:text-underline-width="auto" style:text-underline-color="font-color" officeooo:rsid="0006459b" officeooo:paragraph-rsid="0006459b"/>
    </style:style>
    <style:style style:name="P3" style:family="paragraph" style:parent-style-name="Standard">
      <style:text-properties style:text-underline-style="none" officeooo:rsid="0007e7a7" officeooo:paragraph-rsid="0007e7a7"/>
    </style:style>
    <style:style style:name="P4" style:family="paragraph" style:parent-style-name="Standard">
      <style:text-properties style:text-underline-style="solid" style:text-underline-width="auto" style:text-underline-color="font-color" officeooo:rsid="0007e7a7" officeooo:paragraph-rsid="0007e7a7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1<text:tab/><text:tab/><text:tab/><text:tab/><text:tab/><text:tab/><text:span text:style-name="T1"/></text:p>
      <text:p text:style-name="P2"><draw:frame draw:style-name="fr1" draw:name="Imagen1" text:anchor-type="char" svg:x="0.099cm" svg:y="0.312cm" svg:width="8.306cm" svg:height="10.85cm" draw:z-index="0"><draw:image xlink:href="Pictures/100000010000018B000002041119166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ct2</text:p>
      <text:p text:style-name="P3"><draw:frame draw:style-name="fr1" draw:name="Imagen3" text:anchor-type="char" svg:x="0.062cm" svg:y="0.25cm" svg:width="10.583cm" svg:height="9.366cm" draw:z-index="2"><draw:image xlink:href="Pictures/100000010000019000000162204762CF.png" xlink:type="simple" xlink:show="embed" xlink:actuate="onLoad" draw:mime-type="image/png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1" draw:name="Imagen4" text:anchor-type="char" svg:x="0.145cm" svg:y="0.166cm" svg:width="10.664cm" svg:height="10.186cm" draw:z-index="3"><draw:image xlink:href="Pictures/1000000100000193000001812D60AC5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5" text:anchor-type="char" svg:x="0.122cm" svg:y="0.053cm" svg:width="10.744cm" svg:height="8.123cm" draw:z-index="4"><draw:image xlink:href="Pictures/100000010000019600000133A999987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6" text:anchor-type="char" svg:x="-0.09cm" svg:y="0.222cm" svg:width="9.551cm" svg:height="5.53cm" draw:z-index="5"><draw:image xlink:href="Pictures/1000000100000169000000D17E8D414B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draw:frame draw:style-name="fr1" draw:name="Imagen2" text:anchor-type="char" svg:x="-0.085cm" svg:y="0.328cm" svg:width="17cm" svg:height="1.113cm" draw:z-index="1"><draw:image xlink:href="Pictures/10000001000003FF00000043D64290F3.png" xlink:type="simple" xlink:show="embed" xlink:actuate="onLoad" draw:mime-type="image/png"/></draw:frame></text:p>
      <text:p text:style-name="P3">Act3</text:p>
      <text:p text:style-name="P4"><draw:frame draw:style-name="fr1" draw:name="Imagen7" text:anchor-type="char" svg:x="0.056cm" svg:y="0.249cm" svg:width="8.366cm" svg:height="5.32cm" draw:z-index="6"><draw:image xlink:href="Pictures/1000000100000191000000FF35DAF219.png" xlink:type="simple" xlink:show="embed" xlink:actuate="onLoad" draw:mime-type="image/png"/></draw:frame><draw:frame draw:style-name="fr1" draw:name="Imagen8" text:anchor-type="char" svg:x="9.414cm" svg:y="0.222cm" svg:width="7.137cm" svg:height="14.852cm" draw:z-index="7"><draw:image xlink:href="Pictures/10000001000001970000034FDA07BC6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9" text:anchor-type="char" svg:x="-0.205cm" svg:y="0.206cm" svg:width="8.564cm" svg:height="4.657cm" draw:z-index="8"><draw:image xlink:href="Pictures/100000010000018F000000D9DAA8F7FA.png" xlink:type="simple" xlink:show="embed" xlink:actuate="onLoad" draw:mime-type="image/png"/></draw:frame><draw:frame draw:style-name="fr1" draw:name="Imagen10" text:anchor-type="char" svg:x="8.872cm" svg:y="0.321cm" svg:width="8.103cm" svg:height="4.533cm" draw:z-index="9"><draw:image xlink:href="Pictures/100000010000018B000000DDC93A3FB0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11" text:anchor-type="char" svg:x="-0.138cm" svg:y="0.436cm" svg:width="8.498cm" svg:height="4.561cm" draw:z-index="10"><draw:image xlink:href="Pictures/1000000100000162000000BEB468BE1B.png" xlink:type="simple" xlink:show="embed" xlink:actuate="onLoad" draw:mime-type="image/png"/></draw:frame><draw:frame draw:style-name="fr1" draw:name="Imagen12" text:anchor-type="char" svg:x="8.978cm" svg:y="0.467cm" svg:width="7.906cm" svg:height="4.53cm" draw:z-index="11"><draw:image xlink:href="Pictures/100000010000015D000000C8ADC909E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13" text:anchor-type="char" svg:x="-0.079cm" svg:y="0.415cm" svg:width="9.973cm" svg:height="5.188cm" draw:z-index="12"><draw:image xlink:href="Pictures/100000010000018E000000CF33660A6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Act5)</text:p>
      <text:p text:style-name="Standard"><draw:frame draw:style-name="fr1" draw:name="Imagen14" text:anchor-type="char" svg:x="0.062cm" svg:y="0.661cm" svg:width="10.583cm" svg:height="1.164cm" draw:z-index="13"><draw:image xlink:href="Pictures/10000001000001900000002C9577D50D.png" xlink:type="simple" xlink:show="embed" xlink:actuate="onLoad" draw:mime-type="image/png"/></draw:frame>Se debe de poner el atributo dentro de la etiqueta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6T10:53:50.728000000</meta:creation-date>
    <meta:generator>LibreOffice/24.8.4.2$Windows_X86_64 LibreOffice_project/bb3cfa12c7b1bf994ecc5649a80400d06cd71002</meta:generator>
    <dc:date>2025-02-13T13:01:19.473000000</dc:date>
    <meta:editing-duration>PT13M8S</meta:editing-duration>
    <meta:editing-cycles>2</meta:editing-cycles>
    <meta:document-statistic meta:table-count="0" meta:image-count="14" meta:object-count="0" meta:page-count="4" meta:paragraph-count="5" meta:word-count="14" meta:character-count="73" meta:non-whitespace-character-count="58"/>
  </office:meta>
</office:document-meta>
</file>